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D50000008BE0CA309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ae-granada" svg:font-family="ae-granada"/>
    <style:font-face style:name="ae-granada1" svg:font-family="ae-granada" style:font-family-generic="system"/>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P2" style:family="paragraph" style:parent-style-name="Standard">
      <style:paragraph-properties fo:margin-left="0cm" fo:margin-right="0cm" fo:margin-top="0cm" fo:margin-bottom="0cm" fo:line-height="100%" fo:text-align="justify" style:justify-single-word="false" fo:orphans="2" fo:widows="2" fo:hyphenation-ladder-count="no-limit" fo:text-indent="0cm" style:auto-text-indent="false" style:writing-mode="lr-tb"/>
      <style:text-properties style:use-window-font-color="true"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language-asian="ar" style:country-asian="SA" style:font-style-asian="normal" style:font-weight-asian="normal" style:font-name-complex="Arial" style:font-size-complex="12pt" style:language-complex="ar" style:country-complex="SA" style:font-style-complex="normal" style:font-weight-complex="normal" style:text-emphasize="none" fo:hyphenate="false" fo:hyphenation-remain-char-count="2" fo:hyphenation-push-char-count="2"/>
    </style:style>
    <style:style style:name="P3" style:family="paragraph" style:parent-style-name="Standard">
      <style:paragraph-properties fo:margin-left="0cm" fo:margin-right="0cm" fo:margin-top="0cm" fo:margin-bottom="0cm" fo:line-height="100%" fo:text-align="justify" style:justify-single-word="false" fo:orphans="2" fo:widows="2" fo:hyphenation-ladder-count="no-limit" fo:text-indent="0cm" style:auto-text-indent="false" style:writing-mode="lr-tb"/>
      <style:text-properties style:use-window-font-color="true" style:text-outline="false" style:text-line-through-style="none" style:font-name="ae-granada" fo:font-size="12pt" fo:language="es" fo:country="VE" fo:font-style="normal" fo:text-shadow="none" style:text-underline-style="none" fo:font-weight="bold" fo:background-color="transparent" style:font-name-asian="Times New Roman" style:font-size-asian="12pt" style:language-asian="ar" style:country-asian="SA" style:font-style-asian="normal" style:font-weight-asian="bold" style:font-name-complex="Arial" style:font-size-complex="12pt" style:language-complex="ar" style:country-complex="SA" style:font-style-complex="normal" style:font-weight-complex="bold" style:text-emphasize="none" fo:hyphenate="false" fo:hyphenation-remain-char-count="2" fo:hyphenation-push-char-count="2"/>
    </style:style>
    <style:style style:name="P4" style:family="paragraph" style:parent-style-name="Table_20_Contents">
      <style:paragraph-properties fo:margin-left="0cm" fo:margin-right="0cm" fo:margin-top="0cm" fo:margin-bottom="0cm" fo:line-height="100%" fo:text-align="start" style:justify-single-word="false" fo:orphans="2" fo:widows="2" fo:hyphenation-ladder-count="no-limit" fo:text-indent="0cm" style:auto-text-indent="false" style:snap-to-layout-grid="false" style:writing-mode="lr-tb"/>
      <style:text-properties style:use-window-font-color="true" style:text-outline="false" style:text-line-through-style="none" style:font-name="ae-granada1" fo:font-size="12pt" fo:language="es" fo:country="VE" fo:font-style="normal" fo:text-shadow="none" style:text-underline-style="none" fo:font-weight="bold" fo:background-color="transparent" style:font-name-asian="Times New Roman" style:font-size-asian="12pt" style:language-asian="es" style:country-asian="ES" style:font-style-asian="normal" style:font-weight-asian="bold" style:font-name-complex="Arial" style:font-size-complex="12pt" style:language-complex="es" style:country-complex="ES" style:font-style-complex="normal" style:font-weight-complex="bold" style:text-emphasize="none" fo:hyphenate="false" fo:hyphenation-remain-char-count="2" fo:hyphenation-push-char-count="2"/>
    </style:style>
    <style:style style:name="P5" style:family="paragraph" style:parent-style-name="Footer">
      <style:paragraph-properties fo:text-align="center" style:justify-single-word="false"/>
      <style:text-properties style:font-name="ae-granada" fo:font-size="6pt" style:font-size-asian="6pt" style:font-size-complex="6pt"/>
    </style:style>
    <style:style style:name="P6"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hyphenate="false" fo:hyphenation-remain-char-count="2" fo:hyphenation-push-char-count="2"/>
    </style:style>
    <style:style style:name="P7" style:family="paragraph" style:parent-style-name="Standard">
      <style:paragraph-properties fo:margin-top="0cm" fo:margin-bottom="0cm" fo:line-height="100%" fo:text-align="justify" style:justify-single-word="false" fo:orphans="2" fo:widows="2" fo:hyphenation-ladder-count="no-limit" style:writing-mode="lr-tb"/>
      <style:text-properties fo:hyphenate="false" fo:hyphenation-remain-char-count="2" fo:hyphenation-push-char-count="2"/>
    </style:style>
    <style:style style:name="P8"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2pt" fo:font-style="normal" fo:text-shadow="none" style:text-underline-style="none" fo:font-weight="bold" fo:background-color="transparent" style:font-size-asian="12pt" style:font-style-asian="normal" style:font-weight-asian="bold" style:font-name-complex="Arial" style:font-size-complex="12pt" style:font-style-complex="normal" style:font-weight-complex="bold" style:text-emphasize="none" fo:hyphenate="false" fo:hyphenation-remain-char-count="2" fo:hyphenation-push-char-count="2"/>
    </style:style>
    <style:style style:name="P9" style:family="paragraph" style:parent-style-name="Standard">
      <style:paragraph-properties fo:margin-top="0cm" fo:margin-bottom="0cm" fo:line-height="100%" fo:text-align="justify" style:justify-single-word="false" fo:orphans="2" fo:widows="2" fo:hyphenation-ladder-count="no-limit" style:writing-mode="lr-tb"/>
      <style:text-properties fo:color="#000000"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text-emphasize="none" fo:hyphenate="false" fo:hyphenation-remain-char-count="2" fo:hyphenation-push-char-count="2"/>
    </style:style>
    <style:style style:name="P10"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628cm"/>
        </style:tab-stops>
      </style:paragraph-properties>
      <style:text-properties fo:color="#000000"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text-emphasize="none" fo:hyphenate="false" fo:hyphenation-remain-char-count="2" fo:hyphenation-push-char-count="2"/>
    </style:style>
    <style:style style:name="P11" style:family="paragraph" style:parent-style-name="Standard">
      <style:paragraph-properties fo:margin-top="0cm" fo:margin-bottom="0cm" fo:line-height="100%" fo:text-align="justify" style:justify-single-word="false" fo:orphans="2" fo:widows="2" fo:hyphenation-ladder-count="no-limit" style:writing-mode="lr-tb"/>
      <style:text-properties fo:color="#000000"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text-emphasize="none" fo:hyphenate="false" fo:hyphenation-remain-char-count="2" fo:hyphenation-push-char-count="2"/>
    </style:style>
    <style:style style:name="P12"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2pt" fo:language="es" fo:country="VE" fo:font-style="normal" fo:text-shadow="none" style:text-underline-style="none" fo:font-weight="bold"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text-emphasize="none" fo:hyphenate="false" fo:hyphenation-remain-char-count="2" fo:hyphenation-push-char-count="2"/>
    </style:style>
    <style:style style:name="P13"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2pt" fo:language="es" fo:country="VE" fo:font-style="normal" fo:text-shadow="none" style:text-underline-style="none" fo:font-weight="bold" fo:background-color="transparent"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style:text-emphasize="none" fo:hyphenate="false" fo:hyphenation-remain-char-count="2" fo:hyphenation-push-char-count="2"/>
    </style:style>
    <style:style style:name="P14" style:family="paragraph" style:parent-style-name="Standard">
      <style:paragraph-properties fo:margin-top="0cm" fo:margin-bottom="0cm" fo:line-height="100%" fo:text-align="justify" style:justify-single-word="false" fo:orphans="2" fo:widows="2" fo:hyphenation-ladder-count="no-limit" style:writing-mode="lr-tb"/>
      <style:text-properties style:font-name="ae-granada" fo:font-size="12pt" fo:font-weight="bold" style:font-size-asian="12pt" style:font-weight-asian="bold" style:font-name-complex="Arial" style:font-size-complex="12pt" style:font-weight-complex="bold" fo:hyphenate="false" fo:hyphenation-remain-char-count="2" fo:hyphenation-push-char-count="2"/>
    </style:style>
    <style:style style:name="P15"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style:font-name="ae-granada" fo:font-size="12pt" fo:font-weight="bold" style:font-size-asian="12pt" style:font-weight-asian="bold" style:font-name-complex="Arial" style:font-size-complex="12pt" style:font-weight-complex="bold" fo:hyphenate="false" fo:hyphenation-remain-char-count="2" fo:hyphenation-push-char-count="2"/>
    </style:style>
    <style:style style:name="P16" style:family="paragraph" style:parent-style-name="Standard">
      <style:paragraph-properties fo:margin-top="0cm" fo:margin-bottom="0cm" fo:line-height="100%" fo:text-align="justify" style:justify-single-word="false" fo:orphans="2" fo:widows="2" fo:hyphenation-ladder-count="no-limit" style:writing-mode="lr-tb"/>
      <style:text-properties style:use-window-font-color="true" style:text-outline="false" style:text-line-through-style="none" style:font-name="ae-granada" fo:font-size="12pt" fo:language="es" fo:country="VE" fo:font-style="normal" fo:text-shadow="none" style:text-underline-style="none" fo:font-weight="bold"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text-emphasize="none" fo:hyphenate="false" fo:hyphenation-remain-char-count="2" fo:hyphenation-push-char-count="2"/>
    </style:style>
    <style:style style:name="P17" style:family="paragraph" style:parent-style-name="Standard">
      <style:paragraph-properties fo:margin-top="0cm" fo:margin-bottom="0cm" fo:line-height="100%" fo:text-align="justify" style:justify-single-word="false" fo:orphans="2" fo:widows="2" fo:hyphenation-ladder-count="no-limit" style:writing-mode="lr-tb"/>
      <style:text-properties style:use-window-font-color="true"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language-asian="ar" style:country-asian="SA" style:font-style-asian="normal" style:font-weight-asian="normal" style:font-name-complex="Arial" style:font-size-complex="12pt" style:language-complex="ar" style:country-complex="SA" style:font-style-complex="normal" style:font-weight-complex="normal" style:text-emphasize="none" fo:hyphenate="false" fo:hyphenation-remain-char-count="2" fo:hyphenation-push-char-count="2"/>
    </style:style>
    <style:style style:name="P18" style:family="paragraph" style:parent-style-name="Standard">
      <style:paragraph-properties fo:margin-top="0cm" fo:margin-bottom="0cm" fo:line-height="100%" fo:text-align="justify" style:justify-single-word="false">
        <style:tab-stops>
          <style:tab-stop style:position="0.628cm"/>
        </style:tab-stops>
      </style:paragraph-properties>
      <style:text-properties fo:color="#000000" style:text-outline="false" style:text-line-through-style="none" style:font-name="ae-granada"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emphasize="none"/>
    </style:style>
    <style:style style:name="P19" style:family="paragraph" style:parent-style-name="Standard">
      <style:paragraph-properties fo:margin-top="0cm" fo:margin-bottom="0cm" fo:line-height="100%" fo:text-align="justify" style:justify-single-word="false"/>
      <style:text-properties fo:color="#000000" style:text-outline="false" style:text-line-through-style="none" style:font-name="ae-granada" fo:font-size="12pt" fo:language="es" fo:country="VE" fo:font-style="normal" fo:text-shadow="none" style:text-underline-style="none" fo:font-weight="bold"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20" style:family="paragraph" style:parent-style-name="Standard">
      <style:paragraph-properties fo:margin-left="1.334cm" fo:margin-right="0cm" fo:margin-top="0cm" fo:margin-bottom="0cm" fo:line-height="100%" fo:text-align="justify" style:justify-single-word="false" fo:orphans="2" fo:widows="2" fo:hyphenation-ladder-count="no-limit" fo:text-indent="0cm" style:auto-text-indent="false" style:writing-mode="lr-tb"/>
      <style:text-properties style:use-window-font-color="true" style:text-outline="false" style:text-line-through-style="none" style:font-name="ae-granada" fo:font-size="10.5pt" fo:language="es" fo:country="VE" fo:font-style="normal" fo:text-shadow="none" style:text-underline-style="none" fo:font-weight="bold" fo:background-color="transparent" style:font-name-asian="Times New Roman" style:font-size-asian="10.5pt" style:font-style-asian="normal" style:font-weight-asian="bold" style:font-name-complex="Arial" style:font-size-complex="10.5pt" style:language-complex="ar" style:country-complex="SA" style:font-style-complex="normal" style:font-weight-complex="bold" style:text-emphasize="none" fo:hyphenate="false" fo:hyphenation-remain-char-count="2" fo:hyphenation-push-char-count="2"/>
    </style:style>
    <style:style style:name="P21" style:family="paragraph" style:parent-style-name="Standard">
      <style:paragraph-properties fo:text-align="center" style:justify-single-word="false"/>
      <style:text-properties style:font-name="ae-granada" fo:font-size="12pt" fo:font-weight="bold" style:font-size-asian="12pt" style:font-weight-asian="bold" style:font-name-complex="Arial" style:font-size-complex="12pt"/>
    </style:style>
    <style:style style:name="P22" style:family="paragraph" style:parent-style-name="Standard">
      <style:paragraph-properties fo:text-align="start" style:justify-single-word="false"/>
      <style:text-properties style:font-name="ae-granada" fo:font-size="12pt" fo:font-weight="bold" style:font-size-asian="12pt" style:font-weight-asian="bold" style:font-name-complex="Arial" style:font-size-complex="12pt"/>
    </style:style>
    <style:style style:name="P23" style:family="paragraph" style:parent-style-name="Standard">
      <style:text-properties style:font-name="ae-granada" fo:font-size="12pt" style:font-size-asian="12pt" style:font-size-complex="12pt"/>
    </style:style>
    <style:style style:name="P24" style:family="paragraph" style:parent-style-name="Standard">
      <style:paragraph-properties fo:text-align="justify" style:justify-single-word="false" style:shadow="none"/>
      <style:text-properties style:font-name="ae-granada" fo:font-size="12pt" fo:font-weight="bold" style:font-size-asian="12pt" style:font-weight-asian="bold" style:font-name-complex="Arial" style:font-size-complex="12pt"/>
    </style:style>
    <style:style style:name="P25" style:family="paragraph" style:parent-style-name="Standard">
      <style:paragraph-properties fo:text-align="center" style:justify-single-word="false" fo:orphans="2" fo:widows="2" fo:hyphenation-ladder-count="no-limit" style:writing-mode="lr-tb"/>
      <style:text-properties style:font-name="ae-granada" fo:font-size="12pt" fo:font-weight="bold" style:font-size-asian="12pt" style:font-weight-asian="bold" style:font-name-complex="Arial" style:font-size-complex="12pt" style:font-weight-complex="bold" fo:hyphenate="false" fo:hyphenation-remain-char-count="2" fo:hyphenation-push-char-count="2"/>
    </style:style>
    <style:style style:name="P26" style:family="paragraph" style:parent-style-name="Standard">
      <style:paragraph-properties fo:text-align="start" style:justify-single-word="false" fo:orphans="2" fo:widows="2" fo:hyphenation-ladder-count="no-limit" style:writing-mode="lr-tb"/>
      <style:text-properties fo:color="#000000" style:text-outline="false" style:text-line-through-style="none" style:font-name="ae-granada" fo:font-size="12pt" fo:language="es" fo:country="VE" fo:font-style="normal" fo:text-shadow="none" style:text-underline-style="none" fo:font-weight="bold"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text-emphasize="none" fo:hyphenate="false" fo:hyphenation-remain-char-count="2" fo:hyphenation-push-char-count="2"/>
    </style:style>
    <style:style style:name="P27" style:family="paragraph" style:parent-style-name="Standard">
      <style:paragraph-properties fo:margin-left="1.27cm" fo:margin-right="0cm" fo:margin-top="0cm" fo:margin-bottom="0cm" fo:line-height="100%" fo:text-align="justify" style:justify-single-word="false" fo:orphans="2" fo:widows="2" fo:hyphenation-ladder-count="no-limit" fo:text-indent="0cm" style:auto-text-indent="false" style:writing-mode="lr-tb"/>
      <style:text-properties fo:color="#000000"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text-emphasize="none" fo:hyphenate="false" fo:hyphenation-remain-char-count="2" fo:hyphenation-push-char-count="2"/>
    </style:style>
    <style:style style:name="P28" style:family="paragraph" style:parent-style-name="Standard">
      <style:paragraph-properties fo:margin-left="1.249cm" fo:margin-right="0cm" fo:margin-top="0cm" fo:margin-bottom="0cm" fo:line-height="100%" fo:text-align="justify" style:justify-single-word="false" fo:orphans="2" fo:widows="2" fo:hyphenation-ladder-count="no-limit" fo:text-indent="0cm" style:auto-text-indent="false" style:writing-mode="lr-tb"/>
      <style:text-properties fo:color="#000000"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text-emphasize="none" fo:hyphenate="false" fo:hyphenation-remain-char-count="2" fo:hyphenation-push-char-count="2"/>
    </style:style>
    <style:style style:name="P29" style:family="paragraph" style:parent-style-name="Standard">
      <style:paragraph-properties fo:margin-left="1.291cm" fo:margin-right="0cm" fo:margin-top="0cm" fo:margin-bottom="0cm" fo:line-height="100%" fo:text-align="justify" style:justify-single-word="false" fo:orphans="2" fo:widows="2" fo:hyphenation-ladder-count="no-limit" fo:text-indent="0cm" style:auto-text-indent="false" style:writing-mode="lr-tb">
        <style:tab-stops>
          <style:tab-stop style:position="0.628cm"/>
        </style:tab-stops>
      </style:paragraph-properties>
      <style:text-properties fo:color="#000000"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text-emphasize="none" fo:hyphenate="false" fo:hyphenation-remain-char-count="2" fo:hyphenation-push-char-count="2"/>
    </style:style>
    <style:style style:name="P30" style:family="paragraph" style:parent-style-name="Text_20_body">
      <style:paragraph-properties fo:margin-left="0cm" fo:margin-right="0cm" fo:text-indent="-0.026cm" style:auto-text-indent="false">
        <style:tab-stops/>
      </style:paragraph-properties>
      <style:text-properties style:font-name="ae-granada" fo:font-size="12pt" style:font-size-asian="12pt" style:font-size-complex="12pt"/>
    </style:style>
    <style:style style:name="P31" style:family="paragraph" style:parent-style-name="Text_20_body">
      <style:paragraph-properties fo:margin-left="0cm" fo:margin-right="0cm" fo:text-indent="-0.026cm" style:auto-text-indent="false">
        <style:tab-stops/>
      </style:paragraph-properties>
      <style:text-properties style:font-name="ae-granada"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cm" fo:margin-right="0cm" fo:text-align="justify" style:justify-single-word="false" fo:text-indent="-0.026cm" style:auto-text-indent="false">
        <style:tab-stops/>
      </style:paragraph-properties>
      <style:text-properties style:font-name="ae-granada"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WW-Texto_20_independiente_20_3">
      <style:text-properties style:font-name="ae-granada" fo:font-size="12pt" fo:language="es" fo:country="ES" style:font-size-asian="12pt" style:font-size-complex="12pt"/>
    </style:style>
    <style:style style:name="P34" style:family="paragraph" style:parent-style-name="WW-Texto_20_independiente_20_3">
      <style:text-properties fo:font-size="12pt" style:font-size-asian="12pt" style:font-size-complex="12pt"/>
    </style:style>
    <style:style style:name="P35" style:family="paragraph" style:parent-style-name="Heading_20_1">
      <style:paragraph-properties fo:text-align="center" style:justify-single-word="false" fo:orphans="2" fo:widows="2" fo:hyphenation-ladder-count="no-limit" style:writing-mode="lr-tb"/>
      <style:text-properties style:font-name="ae-granada" fo:font-size="12pt" fo:font-weight="bold" style:font-size-asian="12pt" style:font-weight-asian="bold" style:font-name-complex="Arial" style:font-size-complex="12pt" style:font-weight-complex="bold" fo:hyphenate="false" fo:hyphenation-remain-char-count="2" fo:hyphenation-push-char-count="2"/>
    </style:style>
    <style:style style:name="P36" style:family="paragraph" style:parent-style-name="Standard">
      <style:paragraph-properties fo:text-align="justify" style:justify-single-word="false" style:shadow="none"/>
      <style:text-properties style:font-name="ae-granada" fo:font-size="12pt" fo:font-weight="bold" style:font-size-asian="12pt" style:font-weight-asian="bold" style:font-name-complex="Arial" style:font-size-complex="12pt"/>
    </style:style>
    <style:style style:name="P37" style:family="paragraph" style:parent-style-name="Standard">
      <style:paragraph-properties fo:text-align="center" style:justify-single-word="false" style:shadow="none"/>
      <style:text-properties fo:color="#4700b8" style:font-name="ae-granada" fo:font-size="12pt" fo:font-weight="bold" style:font-size-asian="12pt" style:font-weight-asian="bold" style:font-name-complex="Arial" style:font-size-complex="12pt"/>
    </style:style>
    <style:style style:name="P38"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fo:color="#000000"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text-emphasize="none" fo:hyphenate="false" fo:hyphenation-remain-char-count="2" fo:hyphenation-push-char-count="2"/>
    </style:style>
    <style:style style:name="P39" style:family="paragraph" style:parent-style-name="Standard" style:list-style-name="L1">
      <style:paragraph-properties fo:margin-top="0cm" fo:margin-bottom="0cm" fo:line-height="100%" fo:text-align="justify" style:justify-single-word="false" fo:orphans="2" fo:widows="2" fo:hyphenation-ladder-count="no-limit" style:writing-mode="lr-tb"/>
      <style:text-properties fo:color="#000000"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text-emphasize="none" fo:hyphenate="false" fo:hyphenation-remain-char-count="2" fo:hyphenation-push-char-count="2"/>
    </style:style>
    <style:style style:name="P40" style:family="paragraph" style:parent-style-name="Standard" style:list-style-name="L1">
      <style:paragraph-properties fo:margin-top="0cm" fo:margin-bottom="0cm" fo:line-height="100%" fo:text-align="justify"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P41" style:family="paragraph" style:parent-style-name="Standard">
      <style:paragraph-properties fo:margin-top="0cm" fo:margin-bottom="0cm" fo:line-height="100%" fo:text-align="justify" style:justify-single-word="false" fo:orphans="2" fo:widows="2" fo:hyphenation-ladder-count="no-limit" style:writing-mode="lr-tb">
        <style:tab-stops>
          <style:tab-stop style:position="0.721cm"/>
        </style:tab-stops>
      </style:paragraph-properties>
      <style:text-properties style:use-window-font-color="true" style:text-outline="false" style:text-line-through-style="none" style:font-name="ae-granada" fo:font-size="12pt" fo:language="es" fo:country="VE" fo:font-style="normal" fo:text-shadow="none" style:text-underline-style="none" fo:font-weight="bold"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text-emphasize="none" fo:hyphenate="false" fo:hyphenation-remain-char-count="2" fo:hyphenation-push-char-count="2"/>
    </style:style>
    <style:style style:name="T1" style:family="text">
      <style:text-properties fo:color="#000000" style:text-outline="false" style:text-line-through-style="none" style:font-name="ae-granada" fo:language="es" fo:country="VE" fo:font-style="normal" fo:text-shadow="none" style:text-underline-style="none" fo:font-weight="normal" fo:background-color="transparent" style:font-name-asian="Times New Roman" style:font-style-asian="normal" style:font-weight-asian="normal" style:font-name-complex="Arial" style:language-complex="ar" style:country-complex="SA" style:font-style-complex="normal" style:font-weight-complex="normal" style:text-emphasize="none"/>
    </style:style>
    <style:style style:name="T2" style:family="text">
      <style:text-properties fo:color="#000000" style:text-outline="false" style:text-line-through-style="none" style:font-name="ae-granada" fo:font-size="12pt" fo:language="es" fo:country="VE" fo:font-style="normal" fo:text-shadow="none" style:text-underline-style="none"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text-emphasize="none"/>
    </style:style>
    <style:style style:name="T3" style:family="text">
      <style:text-properties fo:color="#000000" style:text-outline="false" style:text-line-through-style="none" style:font-name="ae-granada" fo:font-size="12pt" fo:language="es" fo:country="VE" fo:font-style="normal" fo:text-shadow="none" style:text-underline-style="none" fo:font-weight="bold"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T4" style:family="text">
      <style:text-properties fo:color="#000000" style:text-outline="false" style:text-line-through-style="none" fo:language="es" fo:country="VE" fo:font-style="normal" fo:text-shadow="none" style:text-underline-style="none" fo:background-color="transparent" style:font-name-asian="Times New Roman" style:font-style-asian="normal" style:language-complex="ar" style:country-complex="SA" style:font-style-complex="normal" style:text-emphasize="none"/>
    </style:style>
    <style:style style:name="T5" style:family="text">
      <style:text-properties fo:color="#000000" style:text-outline="false" style:text-line-through-style="none" fo:language="es" fo:country="VE" fo:font-style="normal" fo:text-shadow="none" style:text-underline-style="none" fo:font-weight="normal" fo:background-color="transparent" style:font-name-asian="Times New Roman" style:font-style-asian="normal" style:font-weight-asian="normal" style:language-complex="ar" style:country-complex="SA" style:font-style-complex="normal" style:font-weight-complex="normal" style:text-emphasize="none"/>
    </style:style>
    <style:style style:name="T6" style:family="text">
      <style:text-properties fo:color="#000000" style:font-name="ae-granada1" fo:font-size="11pt" fo:language="es" fo:country="CR" fo:font-weight="normal" style:font-name-asian="Times New Roman" style:font-size-asian="11pt" style:language-asian="es" style:country-asian="ES" style:font-weight-asian="normal" style:font-name-complex="Arial" style:font-size-complex="11pt" style:language-complex="es" style:country-complex="ES" style:font-weight-complex="normal"/>
    </style:style>
    <style:style style:name="T7" style:family="text">
      <style:text-properties fo:color="#000000" style:font-name="ae-granada1" fo:language="es" fo:country="CR" style:language-asian="es" style:country-asian="ES"/>
    </style:style>
    <style:style style:name="T8" style:family="text">
      <style:text-properties fo:color="#000000" style:font-name="ae-granada1" fo:language="es" fo:country="CR" fo:font-weight="normal" style:language-asian="es" style:country-asian="ES" style:font-weight-asian="normal" style:font-weight-complex="normal"/>
    </style:style>
    <style:style style:name="T9" style:family="text">
      <style:text-properties fo:color="#000000" style:font-name="ae-granada1" fo:language="es" fo:country="CR" fo:font-weight="normal" style:language-asian="es" style:country-asian="ES" style:font-weight-asian="normal" style:language-complex="es" style:country-complex="ES" style:font-weight-complex="normal"/>
    </style:style>
    <style:style style:name="T10" style:family="text">
      <style:text-properties fo:color="#000000" fo:language="es" fo:country="CR" fo:font-weight="normal" style:font-weight-asian="normal" style:font-weight-complex="normal"/>
    </style:style>
    <style:style style:name="T11" style:family="text">
      <style:text-properties style:font-name="ae-granada1" fo:font-size="12pt" fo:language="es" fo:country="CR" fo:font-weight="normal" style:font-size-asian="12pt" style:font-weight-asian="normal" style:font-size-complex="12pt"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style:language-asian="zxx" style:country-asian="none" style:font-weight-asian="normal" style:font-weight-complex="normal"/>
    </style:style>
    <style:style style:name="T16" style:family="text">
      <style:text-properties fo:font-weight="bold" style:font-weight-asian="bold" style:font-weight-complex="bold"/>
    </style:style>
    <style:style style:name="T17" style:family="text">
      <style:text-properties style:use-window-font-color="true" style:text-outline="false" style:text-line-through-style="none" fo:language="es" fo:country="VE" fo:font-style="normal" fo:text-shadow="none" style:text-underline-style="none" fo:font-weight="normal" fo:background-color="transparent" style:font-name-asian="Times New Roman" style:font-style-asian="normal" style:font-weight-asian="normal" style:font-name-complex="Arial" style:language-complex="ar" style:country-complex="SA" style:font-style-complex="normal" style:font-weight-complex="normal" style:text-emphasize="none"/>
    </style:style>
    <style:style style:name="T18" style:family="text">
      <style:text-properties style:use-window-font-color="true" style:text-outline="false" style:text-line-through-style="none" fo:language="es" fo:country="VE" fo:font-style="normal" fo:text-shadow="none" style:text-underline-style="none" fo:font-weight="normal" fo:background-color="transparent" style:font-name-asian="Times New Roman" style:font-style-asian="normal" style:font-weight-asian="normal" style:language-complex="ar" style:country-complex="SA" style:font-style-complex="normal" style:font-weight-complex="normal" style:text-emphasize="none"/>
    </style:style>
    <style:style style:name="T19" style:family="text">
      <style:text-properties style:use-window-font-color="true" style:text-outline="false" style:text-line-through-style="none" fo:language="es" fo:country="VE" fo:font-style="normal" fo:text-shadow="none" style:text-underline-style="none" fo:font-weight="bold" fo:background-color="transparent" style:font-name-asian="Times New Roman" style:font-style-asian="normal" style:font-weight-asian="bold" style:font-name-complex="Arial" style:language-complex="ar" style:country-complex="SA" style:font-style-complex="normal" style:font-weight-complex="bold" style:text-emphasize="none"/>
    </style:style>
    <style:style style:name="T20" style:family="text">
      <style:text-properties style:use-window-font-color="true" style:text-outline="false" style:text-line-through-style="none" fo:language="es" fo:country="VE" fo:font-style="normal" fo:text-shadow="none" style:text-underline-style="none" fo:background-color="transparent" style:font-name-asian="Times New Roman" style:font-style-asian="normal" style:language-complex="ar" style:country-complex="SA" style:font-style-complex="normal" style:text-emphasize="none"/>
    </style:style>
    <style:style style:name="T21" style:family="text">
      <style:text-properties fo:background-color="transparent"/>
    </style:style>
    <style:style style:name="T22" style:family="text">
      <style:text-properties style:language-asian="zxx" style:country-asian="none"/>
    </style:style>
    <style:style style:name="T23" style:family="text">
      <style:text-properties fo:language="es" fo:country="VE" fo:font-weight="normal" style:font-name-asian="Times New Roman" style:font-weight-asian="normal" style:language-complex="ar" style:country-complex="SA" style:font-weight-complex="normal"/>
    </style:style>
    <style:style style:name="T24" style:family="text">
      <style:text-properties style:font-name="ae-granada" fo:language="es" fo:country="ES"/>
    </style:style>
    <style:style style:name="T25" style:family="text">
      <style:text-properties style:font-name="ae-granada" fo:language="es" fo:country="ES" fo:font-weight="normal" style:font-weight-asian="normal" style:font-weight-complex="normal"/>
    </style:style>
    <style:style style:name="T26"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fo:background-color="#ff0000" style:background-transparency="0%" style:mirror="none" fo:clip="rect(0cm, 0cm, 0cm, 0cm)" draw:luminance="0%" draw:contrast="0%" draw:red="0%" draw:green="0%" draw:blue="0%" draw:gamma="8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REUNIÓN Nº O 07-2013 I ORDINARIA</text:p>
      <text:p text:style-name="P21">CONSEJO DIRECTIVO DE LA FUNDACIÓN CENDITEL</text:p>
      <text:p text:style-name="P21"><text:span text:style-name="T21">30 </text:span>de julio 2013</text:p>
      <text:p text:style-name="P21"/>
      <text:p text:style-name="P21"/>
      <text:p text:style-name="P21">AGENDA</text:p>
      <text:h text:style-name="P35" text:outline-level="1"/>
      <text:p text:style-name="P25"/>
      <text:p text:style-name="P22">Lugar: <text:s/><text:tab/><text:span text:style-name="T14">CENDITEL</text:span></text:p>
      <text:p text:style-name="P34"><text:span text:style-name="T24">Hora: <text:tab/></text:span><text:span text:style-name="T25">3:00 p.m</text:span></text:p>
      <text:p text:style-name="P30"><text:span text:style-name="T16">Fecha:</text:span> <text:span text:style-name="T12"><text:s/><text:tab/></text:span><text:span text:style-name="T13">30</text:span><text:span text:style-name="T12">/07/2013</text:span></text:p>
      <text:p text:style-name="P18"/>
      <text:p text:style-name="P18">i.- <text:tab/><text:tab/>Consideración de la Agenda</text:p>
      <text:p text:style-name="P18"/>
      <text:p text:style-name="P8">ii.-<text:tab/><text:tab/>Consideración del Acta N° E- 03- 2013 I Extraordinaria de fecha 10 de junio <text:tab/><text:tab/>de 2013.</text:p>
      <text:p text:style-name="P8"/>
      <text:p text:style-name="P8">iii.- <text:tab/>Consideración del Acta N° O 06-2013 I Ordinaria de fecha 25 de junio de <text:tab/><text:tab/>2013.</text:p>
      <text:p text:style-name="P8"/>
      <text:p text:style-name="P19">1.- <text:s/><text:tab/>INFORMACIÓN DE PRESIDENCIA.</text:p>
      <text:p text:style-name="P27">1.1.- Presentación del Sistema firma electrónica para las actas del Consejo Directivo de la Fundación CENDITEL.</text:p>
      <text:p text:style-name="P9"/>
      <text:p text:style-name="P9"><text:tab/>1.2.- <text:s/><text:span text:style-name="T22">Solicitud de</text:span> <text:s/>permiso<text:span text:style-name="T22"> para la apertura de CENDITEL-Nodo Caracas.</text:span></text:p>
      <text:p text:style-name="P9"/>
      <text:p text:style-name="P28">1.3.- Información sobre actividades de articulación relacionadas a la elaboración del Plan Estratégico Institucional de CENDITEL 2013-2019.</text:p>
      <text:p text:style-name="P9"/>
      <text:p text:style-name="P23"><text:span text:style-name="T19">2.-</text:span><text:span text:style-name="T17"><text:tab/></text:span><text:span text:style-name="T19">ASUNTOS DE LA DIRECCION EJECUTIVA.</text:span></text:p>
      <text:p text:style-name="P29">2.1.- <text:s/>Presentación de avance de los Proyectos de CENDITEL.</text:p>
      <text:p text:style-name="P9"/>
      <text:p text:style-name="P14"><text:span text:style-name="T20">3.-</text:span><text:span text:style-name="T18"><text:tab/></text:span><text:span text:style-name="T20">ASUNTOS DE TALENTO HUMANO.</text:span></text:p>
      <text:p text:style-name="P20"><text:span text:style-name="T26">3.1.- Presentación del cronograma de actividades y productos, por parte de la trabajadora Elisabeth Benitez,</text:span><text:span text:style-name="Fuente_20_de_20_párrafo_20_predeter."><text:span text:style-name="T11"> en relación a su permiso para participar en la coordinación de la Red de Investigadores e Investigadoras y Libros Vivientes, denominada “Comuna de Saberes sobre la Educación a Distancia y el Uso Educativo apropiado y Crítico de las Tecnologías de Comunicación e información Libres”.</text:span></text:span></text:p>
      <text:p text:style-name="P24"/>
      <text:p text:style-name="P24"><text:soft-page-break/></text:p>
      <text:p text:style-name="P24"/>
      <text:p text:style-name="P37">DESARROLLO DE LA AGENDA</text:p>
      <text:h text:style-name="P35" text:outline-level="1"/>
      <text:p text:style-name="P25"/>
      <text:p text:style-name="P22">Lugar: <text:s/><text:tab/><text:span text:style-name="T14">CENDITEL</text:span></text:p>
      <text:p text:style-name="P33">Hora: <text:s text:c="3"/><text:tab/><text:span text:style-name="T14">3:50 p.m</text:span></text:p>
      <text:p text:style-name="P30"><text:span text:style-name="T16">Fecha:</text:span> <text:span text:style-name="T12"><text:s text:c="2"/><text:tab/></text:span><text:span text:style-name="T13">30</text:span><text:span text:style-name="T12">/07/2013</text:span></text:p>
      <text:p text:style-name="P31"/>
      <text:p text:style-name="P32">Asistentes: José Joaquín Contreras, Fidelina Molina, Alejandro Ochoa, Juan Pablo Buenaño, José Sosa (participó por videoconferencia). </text:p>
      <text:p text:style-name="P18"/>
      <text:p text:style-name="P18">i.- <text:tab/>Consideración de la Agenda.</text:p>
      <text:p text:style-name="P18"/>
      <text:p text:style-name="P8">ii.-<text:tab/>Consideración del Acta N° E- 03- 2013 I Extraordinaria de fecha 10 de junio de 2013.</text:p>
      <text:p text:style-name="P8">Decisión: <text:span text:style-name="T14">El Consejo Directivo de CENDITEL decidió diferir este punto para la próxima reunión.</text:span> </text:p>
      <text:p text:style-name="P8"/>
      <text:p text:style-name="P8">iii.- Consideración del Acta N° O 06-2013 I Ordinaria de fecha 25 de junio de 2013.</text:p>
      <text:p text:style-name="P8">Decisión: <text:s/><text:span text:style-name="T14">El Consejo Directivo de CENDITEL </text:span><text:span text:style-name="T23">decidió </text:span><text:span text:style-name="T14"><text:s/>diferir este punto para la próxima reunión.</text:span> </text:p>
      <text:p text:style-name="P26"/>
      <text:p text:style-name="P19">1.- INFORMACIÓN DE PRESIDENCIA.</text:p>
      <text:p text:style-name="P9"><text:tab/>1.1.- Presentación del Sistema firma electrónica para las actas del Consejo Directivo de la Fundación CENDITEL.</text:p>
      <text:p text:style-name="P12">Decisión: <text:s/><text:span text:style-name="T14">El Consejo Directivo de CENDITEL decidió diferir este punto para la próxima reunión.</text:span></text:p>
      <text:p text:style-name="P38"/>
      <text:p text:style-name="P12"><text:span text:style-name="T14"><text:tab/><text:tab/>1.2.- <text:s/></text:span><text:span text:style-name="T15">Solicitud de</text:span><text:span text:style-name="T14"> <text:s/>permiso</text:span><text:span text:style-name="T15"> para la apertura de CENDITEL-Nodo Caracas.</text:span></text:p>
      <text:p text:style-name="P11">José Joaquín Contreras, expone las razones que hacen necesario y pertinente la apertura de un Nodo de Cenditel en la ciudad de Caracas.</text:p>
      <text:p text:style-name="P11"/>
      <text:p text:style-name="P11">CENDITEL ha venido creciendo en los últimos años como institución y este crecimiento ha generado mayor necesidad de articulación e interacción con otras instituciones. Precisamente por el carácter de institución nacional que tiene CENDITEL, gran parte de los actores e instituciones con los que se tiene que trabajar están localizados en la ciudad de Caracas. Por ejemplo: el Ministerio de Poder Popular de Industrias, SUSCERTE, CNTI, FIDETEL, el Banco Central de <text:soft-page-break/>Venezuela, el Ministerio del Poder Popular de Finanzas, Ministerio del Poder Popular para la Agricultura y Tierras, el propio Ministerio del Poder Popular para Ciencia, Tecnología e Innovación, entre otros, <text:s/></text:p>
      <text:p text:style-name="P11"/>
      <text:p text:style-name="P11">En resumen, se hace necesario la creación de un Nodo Caracas de la Fundación CENDITEL por dos razones: una administrativa y otra de investigación. La razón administrativa alude a la necesidad de contar con unos enlaces en la ciudad capital que hagan seguimiento de <text:s/>puntos de cuentas e información, firma de actas de los miembros del Consejo Directivo ubicados en esta ciudad, manejo de correspondencias, contacto con proveedores, comunicaciones, etc. </text:p>
      <text:p text:style-name="P11"/>
      <text:p text:style-name="P11">La razón relacionada con la Investigación y el Desarrollo de CENDITEL alude, en primer lugar, a la necesidad de contar con un equipo de extensión que facilite la articulación, atención de requerimientos y soporte con las instituciones capitalinas. Pero, en segundo lugar, con la posibilidad de realizar labores cardinales de Reflexión, Investigación, Desarrollo y Apropiación en áreas en las que el Nodo Mérida ha mostrado debilidades, como por ejemplo, investigación y desarrollo de hardware.</text:p>
      <text:p text:style-name="P11"/>
      <text:p text:style-name="P11">Ante esta propuesta, Alejandro Ochoa, <text:s/>sugiere, por el tema conceptual, que no se llame Nodo CENDITEL-Caracas, sino tal vez tenga por nombre oficina enlace de CENDITEL. El término Nodo se dejaría para el momento en que aparezca el proceso de crecimiento cualitativo. José Joaquín Contreras opina que es preferible impulsar desde sus inicios a la oficina de Caracas como un Nodo de Investigación y Desarrollo y no limitarlo en principio a una oficina de enlace. <text:s/>Fidelina Molina está de acuerdo en darle la importancia a este Nodo desde su nacimiento de modo de crear el compromiso de hacerlo un espacio de Investigación y Desarrollo. Juan Pablo Buenaño opina que la creación del Nodo Caracas es inexorable, sea en este momento o dentro de unos meses, por lo tanto está de acuerdo en que desde el principio se llame Nodo CENDITEL Caracas. José Sosa por su parte asomó la posibilidad de que CENDITEL Nodo Caracas asuma algunas de las labores de Investigación y Desarrollo que venía realizando el CENIT.</text:p>
      <text:p text:style-name="P13">Decisión: <text:span text:style-name="T14">El Consejo Directivo aprobó por decisión de cuatro votos a favor y uno en contra la creación del Nodo Caracas de la Fundación Cenditel. </text:span></text:p>
      <text:p text:style-name="P9"/>
      <text:p text:style-name="P9"><text:tab/>1.3.- <text:tab/>Información sobre actividades de articulación relacionadas a la elaboración del <text:bookmark-start text:name="__DdeLink__438_1999073111"/>Plan Estratégico Institucional de CENDITEL 2013-2019.<text:bookmark-end text:name="__DdeLink__438_1999073111"/></text:p>
      <text:p text:style-name="P9">Maricela Montilla, por el equipo de Planificación, presenta las actividades de articulación organizadas para la construcción del Plan Estratégico Institucional de CENDITEL 2013-2019. Se ha planteado llevar a cabo distintas actividades que contemplan básicamente tres momentos:</text:p>
      <text:p text:style-name="P9"/>
      <text:list xml:id="list12231591612" text:style-name="L1">
        <text:list-header>
          <text:p text:style-name="P40"><text:soft-page-break/><text:span text:style-name="T1">1.- Se toma como ejes transversales las áreas prioritarias decididas por el Gobierno Nacional y el MCTI, tales como: Seguridad, Agroalimentación, Industrias y Energía, Salud, Educación, Vivienda, Seguridad Ciudadana. Los actores a consultar serán: </text:span><text:span text:style-name="T1">Entes Regionales, sector de Ciencia y Tecnología, Sector Educativo, Comunidades de Software Libre y Comunidades Organizadas. Se diseñó un instrumento de consulta con cinco (5) preguntas generadoras. En este sentido, se ha organizado llevar a cabo la primera actividad de consulta pública el 02 de agosto de 2013, en los espacios de CENDITEL con representantes de los sectores y comunidades antes mencionadas y, la </text:span><text:span text:style-name="T1">segunda actividad está planteada para el 09 de agosto de 2013, en Caracas con </text:span><text:span text:style-name="T1">representantes de instituciones de Gobierno. Con esto se busca que los distintos aportes y perspectivas recogidas en los espacios de discusión (mesas de trabajo), cuestionarios, entrevistas y videoconferencias sirvan de fundamento, junto a los objetivos establecidos en el Segundo Plan Socialista de la Nación 2013-2019, al diseño de las políticas direccionales de CENDITEL. </text:span></text:p>
        </text:list-header>
      </text:list>
      <text:p text:style-name="P9"/>
      <text:list xml:id="list845403135" text:continue-numbering="true" text:style-name="L1">
        <text:list-header>
          <text:p text:style-name="P39">2.- Contempla el registro de las distintas dinámicas con los actores, a través del Sistema de Planificación Estratégica Situacional para la Administración Pública (SIPES) que se ha desarrollado. Este registro nos va a generar una primera versión de la situacional preliminar. </text:p>
        </text:list-header>
      </text:list>
      <text:p text:style-name="P9"/>
      <text:list xml:id="list404519500" text:continue-numbering="true" text:style-name="L1">
        <text:list-header>
          <text:p text:style-name="P39">3.- Validar junto a los actores participantes en las consultas la información registrada. Esta segunda vuelta sería para estabilizar el documento preliminar, con el objetivo de cuidar de algún modo que allí esté expresado los distintos aportes y perspectivas.</text:p>
        </text:list-header>
      </text:list>
      <text:p text:style-name="P9"/>
      <text:p text:style-name="P9">En la presentación de este trabajo intervienen como miembros del equipo de Planificación <text:s/>Johana Alvarez y Juan Vizcarrondo, a través de videoconferencia. Johana Alvarez habla de manera sucinta sobre el aspecto conceptual de la Metodología de Planificación Estratégica Situacional de CENDITEL y <text:s/>Juan Vizcarrondo explica un poco el funcionamiento del SIPES. Este sistema ayuda a implementar la metodología de Planificación Estratégica, compuesto por tres grandes <text:s/>módulos: Seguimiento de los Planes Sectoriales, <text:s/>los Planes Estratégicos y los Planes Operativos<text:span text:style-name="T16">.</text:span></text:p>
      <text:p text:style-name="P9"><text:span text:style-name="T16">Decisión: </text:span>El Consejo Directivo de CENDITEL quedó en cuenta del punto.</text:p>
      <text:p text:style-name="P16"/>
      <text:p text:style-name="P23"><text:span text:style-name="T19">2.-</text:span><text:span text:style-name="T17"> </text:span><text:span text:style-name="T19">ASUNTOS DE LA DIRECCION EJECUTIVA.</text:span></text:p>
      <text:p text:style-name="P10"><text:tab/><text:tab/>2.1.- Presentación de avance de los Proyectos de CENDITEL.</text:p>
      <text:p text:style-name="P10">Yuleici Verdi como Directora Ejecutiva (E) de CENDITEL, presenta el informe de relación de avance sobre los Proyectos POA de CENDITEL hasta el mes de junio de 2013. </text:p>
      <text:p text:style-name="P10"><text:soft-page-break/></text:p>
      <text:p text:style-name="P10">Los miembros del Consejo Directivo manifestaron preocupación debido al bajo porcentaje de avance en algunos proyectos como <text:s/>Autana, Políticas Editoriales y Calidad de la Información. Fidelina Molina sugiere <text:s/>que deberíamos buscar en darle el peso adecuado a las actividades de acuerdo a los distintos momentos, situaciones y desarrollos. <text:s/>José Joaquín Contreras, expuso algunas razones por las cuales algunos proyectos presentan un porcentaje bajo como ha sido la fuga de programadores contratados por empresas y las acciones que se han tomado para atender y corregir estas situaciones. En cuanto a la entrega de cuentas se sugirió que para la próxima reunión de Consejo Directivo se presentara un informe de avance de la ejecución financiera de CENDITEL.</text:p>
      <text:p text:style-name="P15"><text:span text:style-name="T4">Decisión: </text:span><text:span text:style-name="T5">El Consejo Directivo quedó en cuenta del punto.</text:span><text:span text:style-name="T20"><text:tab/></text:span></text:p>
      <text:p text:style-name="P41"/>
      <text:p text:style-name="P15"><text:span text:style-name="T20">3.-</text:span><text:span text:style-name="T18"> </text:span><text:span text:style-name="T20">ASUNTOS DE TALENTO HUMANO.</text:span></text:p>
      <text:p text:style-name="P6"><text:span text:style-name="T2"><text:tab/><text:tab/>3.1.- Presentación del cronograma de actividades y productos, por parte de la trabajadora Elisabeth Benitez,</text:span><text:span text:style-name="Fuente_20_de_20_párrafo_20_predeter."><text:span text:style-name="T2"> en relación a su permiso para participar en la coordinación de la Red de Investigadores e Investigadoras y Libros Vivientes, denominada “Comuna de Saberes sobre la Educación a Distancia y el Uso Educativo apropiado y Crítico de las Tecnologías de Comunicación e información Libres”.</text:span></text:span></text:p>
      <text:p text:style-name="P6"><text:span text:style-name="Fuente_20_de_20_párrafo_20_predeter."><text:span text:style-name="T2"/></text:span></text:p>
      <text:p text:style-name="P6"><text:span text:style-name="Fuente_20_de_20_párrafo_20_predeter."><text:span text:style-name="T2">Elisabeth Benitez entregó ante el Consejo Directivo un informe impreso más detallado sobre los dos productos de su trabajo referidos al primer semestre de 2013. Para este primera semestre tenía contemplado dos productos: a) Políticas de Publicación de una revista electrónica de Acceso Abierto del Programa de Fomento de la Educación Universitaria, las políticas acá presentadas aún no han sido aprobadas por el Comité Editorial debido al cambio del Ministro del Ministerio del Poder Popular para la Educación Universitaria, b) Participó en el Comité de Organización del Primer Foro de Conocimiento Libre y Acceso Abierto a la Investigación que se realizó <text:s/>en Mérida, el 19 de julio de 2013 en el Hotel Escuela. Ante la presentación de actividades y resultados que hace la compañera Elizabeth Benítez.</text:span></text:span></text:p>
      <text:p text:style-name="P7"><text:span text:style-name="T3">Decisión: </text:span><text:span text:style-name="T2">El Consejo quedó en cuenta de este punto y solicitó que CENDITEL participara de manera más orgánica en el proyecto </text:span><text:span text:style-name="Fuente_20_de_20_párrafo_20_predeter."><text:span text:style-name="T2">“Comuna de Saberes sobre la Educación a Distancia y el Uso Educativo apropiado y Crítico de las Tecnologías de Comunicación e información Libres”, al cual ha sido designada la trabajadora Elisabeth Benitez.</text:span></text:span></text:p>
      <text:p text:style-name="P17"/>
      <text:p text:style-name="P2">En señal de conformidad firman los miembros del Consejo Directivo de la Fundación CENDITEL la presente acta, siendo las 6:00 <text:s/>p.m.</text:p>
      <text:p text:style-name="P3"><text:span text:style-name="Fuente_20_de_20_párrafo_20_predeter."><text:span text:style-name="T7"/></text:span></text:p>
      <text:p text:style-name="P3"><text:span text:style-name="Fuente_20_de_20_párrafo_20_predeter."><text:span text:style-name="T7"/></text:span></text:p>
      <text:p text:style-name="P3"><text:soft-page-break/><text:span text:style-name="Fuente_20_de_20_párrafo_20_predeter."><text:span text:style-name="T7"/></text:span></text:p>
      <text:p text:style-name="P3"><text:span text:style-name="Fuente_20_de_20_párrafo_20_predeter."><text:span text:style-name="T8"/></text:span></text:p>
      <text:p text:style-name="P3"><text:span text:style-name="Fuente_20_de_20_párrafo_20_predeter."><text:span text:style-name="T8">José J, Contreras<text:tab/><text:tab/><text:tab/><text:tab/>Alejandro Ochoa<text:tab/><text:tab/><text:tab/></text:span></text:span><text:span text:style-name="Fuente_20_de_20_párrafo_20_predeter."><text:span text:style-name="T9">Fidelina Molina</text:span></text:span></text:p>
      <text:p text:style-name="P3"><text:span text:style-name="Fuente_20_de_20_párrafo_20_predeter."><text:span text:style-name="T6"/></text:span></text:p>
      <text:p text:style-name="P3"><text:span text:style-name="Fuente_20_de_20_párrafo_20_predeter."><text:span text:style-name="T6"/></text:span></text:p>
      <text:p text:style-name="P3"><text:span text:style-name="Fuente_20_de_20_párrafo_20_predeter."><text:span text:style-name="T6"/></text:span></text:p>
      <text:p text:style-name="P4"><text:span text:style-name="Fuente_20_de_20_párrafo_20_predeter."><text:span text:style-name="T9">Juan Pablo Buenaño<text:tab/><text:tab/><text:tab/></text:span></text:span><text:span text:style-name="Fuente_20_de_20_párrafo_20_predeter."><text:span text:style-name="T10">José Sosa</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ae-granada" svg:font-family="ae-granada"/>
    <style:font-face style:name="ae-granada1" svg:font-family="ae-granada" style:font-family-generic="system"/>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align="center" style:justify-single-word="false" fo:text-indent="0cm" style:auto-text-indent="false" style:page-number="auto" fo:background-color="transparent">
        <style:tab-stops/>
        <style:background-image/>
      </style:paragraph-properties>
      <style:text-properties style:font-name="Arial1" fo:font-size="79%" fo:font-style="normal" fo:font-weight="bold" style:font-size-asian="85%" style:font-style-asian="italic" style:font-weight-asian="normal" style:font-size-complex="85%" style:font-style-complex="italic" style:font-weight-complex="normal"/>
    </style:style>
    <style:style style:name="Numbering_20_1" style:display-name="Numbering 1" style:family="paragraph" style:parent-style-name="List" style:default-outline-level="1" style:list-style-name="List_20_1" style:class="lis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style:font-name="Arial2" fo:font-size="11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writing-mode="lr-tb">
        <style:background-image/>
      </style:paragraph-properties>
      <style:text-properties fo:color="#000000" style:font-name="Times New Roman1" fo:font-size="12pt" fo:language="es" fo:country="VE" fo:font-weight="normal" fo:background-color="transparen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text-align="end" style:justify-single-word="false" fo:text-indent="0cm" style:auto-text-indent="false" fo:keep-with-next="always"/>
      <style:text-properties fo:color="#000080" style:font-name="Arial" fo:font-size="8pt" fo:font-weight="bold" style:font-size-asian="8pt" style:font-weight-asian="bold"/>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style:line-height-at-least="0.397cm" fo:text-align="end" style:justify-single-word="false" fo:orphans="2" fo:widows="2" fo:text-indent="0cm" style:auto-text-indent="false"/>
      <style:text-properties style:font-name="ae-granada" fo:font-size="10pt" fo:font-weight="normal" style:font-size-asian="10pt" style:font-weight-asian="normal" style:font-size-complex="10pt" style:font-weight-complex="normal"/>
    </style:style>
    <style:style style:name="MP2" style:family="paragraph" style:parent-style-name="Footer">
      <style:paragraph-properties fo:text-align="center" style:justify-single-word="false"/>
      <style:text-properties style:font-name="ae-granada" fo:font-size="6pt" style:font-size-asian="6pt" style:font-size-complex="6pt"/>
    </style:style>
    <style:style style:name="Mfr1" style:family="graphic" style:parent-style-name="Graphics">
      <style:graphic-properties style:vertical-pos="from-top" style:vertical-rel="paragraph" style:horizontal-pos="from-left" style:horizontal-rel="paragraph" fo:background-color="#ff0000" style:background-transparency="0%" style:mirror="none" fo:clip="rect(0cm, 0cm, 0cm, 0cm)" draw:luminance="0%" draw:contrast="0%" draw:red="0%" draw:green="0%" draw:blue="0%" draw:gamma="8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2.101cm" fo:margin-right="2.101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svg:height="1.332cm" fo:margin-left="0cm" fo:margin-right="0cm" fo:margin-bottom="0.499cm"/>
      </style:header-style>
      <style:footer-style>
        <style:header-footer-properties svg:height="1.789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0.101cm" svg:y="0.146cm" svg:width="17.253cm" svg:height="0.97cm" draw:z-index="5"><draw:image xlink:href="Pictures/10000000000009D50000008BE0CA3094.png" xlink:type="simple" xlink:show="embed" xlink:actuate="onLoad"/></draw:frame></text:p>
        <text:p text:style-name="MP1"/>
      </style:header>
      <style:footer>
        <text:p text:style-name="MP2">FUNDACIÓN CENTRO NACIONAL DE DESARROLLO E INVESTIGACIÓN EN TECNOLOGÍAS LIBRES (CENDITEL) Avenida Alberto Carnevali, vía La Hechicera, Edificio CENDITEL. Teléfono: (0274)6574336-8084938. Apartado Postal: 078. Código Postal: 5101A. RIF: G-20007349-7. <text:s/>Mérida-Venezuel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Quintero</meta:initial-creator>
    <meta:creation-date>2011-03-21T14:19:25</meta:creation-date>
    <meta:print-date>2013-09-10T17:13:29</meta:print-date>
    <dc:date>2013-10-11T18:22:45</dc:date>
    <meta:editing-duration>P7DT9H57M51S</meta:editing-duration>
    <meta:editing-cycles>487</meta:editing-cycles>
    <meta:generator>LibreOffice/3.3$Unix LibreOffice_project/330m19$Build-8</meta:generator>
    <meta:document-statistic meta:table-count="0" meta:image-count="1" meta:object-count="0" meta:page-count="6" meta:paragraph-count="58" meta:word-count="1652" meta:character-count="10858"/>
  </office:meta>
</office:document-meta>
</file>